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1.431cm"/>
    </style:style>
    <style:style style:name="co3" style:family="table-column">
      <style:table-column-properties fo:break-before="auto" style:column-width="1.069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1.473cm"/>
    </style:style>
    <style:style style:name="co6" style:family="table-column">
      <style:table-column-properties fo:break-before="auto" style:column-width="1.005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4.5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ri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nam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sult_action</text:p>
          </table:table-cell>
          <table:table-cell office:value-type="string" calcext:value-type="string">
            <text:p>result_text_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Die Kiste ist verschlosse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Katzi weiß nicht, wie sie die Kiste öffnen soll, so ganz ohne Daumen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Riecht etwas schimmeli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attach_wool</text:p>
          </table:table-cell>
          <table:table-cell office:value-type="string" calcext:value-type="string">
            <text:p>Katzi hat eine Schnur an der Kistenwand befestig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An der Kiste ist eine Wollschnur befestig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open_box</text:p>
          </table:table-cell>
          <table:table-cell office:value-type="string" calcext:value-type="string">
            <text:p>Katzi zieht an der Schnu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Riecht etwas schimmeli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Die Kiste ist geöffnet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Dazu fällt mir nichts ein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Das muss Käse sein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Pssst, das Mäuschen schläft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möchte es nicht stör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Es schläft doch so friedli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Es riecht nach Heu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Ich glaube, das Mäuschen will jetzt nicht spiel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Wir wissen noch nicht, ob sie verschlossen ist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sehr aufgewecktes Mäuschen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Man nimmt nicht einfach fremde Mäusch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start_dialog</text:p>
          </table:table-cell>
          <table:table-cell office:value-type="string" calcext:value-type="string">
            <text:p>DIALOGSEQU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Es riecht nach Heu und Kä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as Mäuschen ist nicht sehr verschloss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sehr aufgewecktes Mäuschen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Man nimmt nicht einfach fremde Mäusch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Mausi: „Hab draußen viel Spaß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Es riecht nach Heu und Kä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as Mäuschen ist nicht sehr verschloss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kleiner Baum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er ist mir zu unhandlich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Wie ist die Luft da oben?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scratch</text:p>
          </table:table-cell>
          <table:table-cell/>
          <table:table-cell office:value-type="string" calcext:value-type="string">
            <text:p>drop_wool</text:p>
          </table:table-cell>
          <table:table-cell office:value-type="string" calcext:value-type="string">
            <text:p>Katzi wetzt seine Krallen ausgiebig am Stamm des Baums. Ein Wollknäul fällt vom Bau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Mmmmh. Der Geruch der Natur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er Baum wurde noch nicht zu einer Tür verarbeitet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kleiner zerkratzter Baum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er ist mir zu unhandlich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Wie ist die Luft da oben?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Katzi wetzt seine Krallen ausgiebig am Stamm des Baum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Mmmmh. Der Geruch der Natur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Da ist die Schönheit runtergepurzelt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er Baum wurde noch nicht zu einer Tür verarbeitet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tree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Wollknäul hängt auf dem Baum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tree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a komm ich nicht ran ohne Chaos zu verursachen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tree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Da komm ich nicht ran ohne Chaos zu verursachen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tree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geknäulte Schönheit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tree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Da komm ich nicht ran ohne Chaos zu verursachen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tree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Von hier aus kann ich nichts riech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tre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tre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er Schlüssel zum Knäul? Ich glaube nicht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Wollknäul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take</text:p>
          </table:table-cell>
          <table:table-cell/>
          <table:table-cell office:value-type="string" calcext:value-type="string">
            <text:p>take_wool</text:p>
          </table:table-cell>
          <table:table-cell office:value-type="string" calcext:value-type="string">
            <text:p>Katzi nimmt das Wollknäul mi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Katzi schubst den Wollknäul ein wenig umh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geknäulte Schönheit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Ich möchte es nicht zerstören... NOCH nicht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Es riecht noch nach Bau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e kleintiergroße Tü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bin nicht stark genug um sie aus den Angeln zu heb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Sie ist verschlossen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ooo? Ist dahinter jemand?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üffel* Frisch geöl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Das verstehe ich jetzt nicht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open_door</text:p>
          </table:table-cell>
          <table:table-cell office:value-type="string" calcext:value-type="string">
            <text:p>Katzi steckt den Schlüssel in das Schlüsselloch und öffnet die Tü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e kleintiergroße, geöffnete Tü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bin nicht stark genug um sie aus den Angeln zu heb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leave_room</text:p>
          </table:table-cell>
          <table:table-cell office:value-type="string" calcext:value-type="string">
            <text:p>Katzi entschwindet durch die Tü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Natu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Der wunderbare Duft der Außenwelt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schimmeliger Käse, der von einer Maus bewacht wi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Das Mäuschen schüttelt drohend den Ko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*schnüffel* Das ist Käs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Das Mäuschen stellt sich in den We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14:16:52.96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5-21T14:19:39.394000000</dc:date>
    <meta:editing-duration>PT7M26S</meta:editing-duration>
    <meta:editing-cycles>7</meta:editing-cycles>
    <meta:document-statistic meta:table-count="1" meta:cell-count="665" meta:object-count="0"/>
  </office:meta>
</office:document-meta>
</file>